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template"/>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auto"/>
    </style:style>
    <style:style style:name="P3" style:family="paragraph" style:parent-style-name="Standard" style:list-style-name="">
      <style:paragraph-properties fo:text-align="justify" style:justify-single-word="false"/>
    </style:style>
    <style:style style:name="P4" style:family="paragraph" style:parent-style-name="Standard">
      <style:paragraph-properties fo:text-align="justify" style:justify-single-word="false"/>
      <style:text-properties style:use-window-font-color="true" style:font-name="Arial" fo:font-size="10pt" fo:language="en" fo:country="US" officeooo:rsid="0005272e" officeooo:paragraph-rsid="0005272e" style:font-name-asian="Times New Roman" style:font-size-asian="10pt" style:font-name-complex="Arial" style:font-size-complex="10pt"/>
    </style:style>
    <style:style style:name="T1" style:family="text">
      <style:text-properties officeooo:rsid="0005272e"/>
    </style:style>
    <style:style style:name="T2" style:family="text">
      <style:text-properties style:use-window-font-color="true" style:font-name="Arial" fo:font-size="10pt" fo:language="en" fo:country="US" officeooo:rsid="0005272e" style:font-name-asian="Times New Roman" style:font-size-asian="10pt" style:font-name-complex="Arial"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DVISING OF FOREFEITURE OF DEPOSIT ON PURCHASED VEHICLE UNLESS PAID IN FULL</text:p>
      <text:p text:style-name="P1"/>
      <text:p text:style-name="P1">[DATE, ex. Wednesday, June 11, 1998]</text:p>
      <text:p text:style-name="P1"/>
      <text:p text:style-name="P1"/>
      <text:p text:style-name="P1">[NAME, COMPANY AND ADDRESS, ex.</text:p>
      <text:p text:style-name="P4">Arvnd</text:p>
      <text:p text:style-name="P1">XYZ Inc.</text:p>
      <text:p text:style-name="P1">1234 First Street</text:p>
      <text:p text:style-name="P1">Suite 567</text:p>
      <text:p text:style-name="P1">Anycity, Anystate <text:s/>85245]</text:p>
      <text:p text:style-name="P1"/>
      <text:h text:style-name="P3" text:outline-level="1">Dear [NAME, ex. <text:span text:style-name="T1">Arvind</text:span>],</text:h>
      <text:p text:style-name="P1"/>
      <text:p text:style-name="P1">On [DATE], you purchased from us a [DESCRIPTION OF VEHICLE PURCHASED, ex. green 1998 Chevrolet Camero].</text:p>
      <text:p text:style-name="P1"/>
      <text:p text:style-name="P1">At that time, you signed a written contract and gave us a deposit of [AMOUNT OF DEPOSIT, ex. $200.00]. We prepared the vehicle for you immediately and tried to contact you on numerous occasions to take delivery of the vehicle, however you have failed to respond to us.</text:p>
      <text:p text:style-name="P1"/>
      <text:p text:style-name="P1">Please be advised that unless you take delivery of this vehicle within seven (7) days of the date of this letter, we will consider this matter closed and your deposit forfeited.</text:p>
      <text:p text:style-name="P1"/>
      <text:h text:style-name="P3" text:outline-level="1">Sincerely,</text:h>
      <text:p text:style-name="P1"/>
      <text:p text:style-name="P1"/>
      <text:p text:style-name="Standard">[YOUR NAME, ex. <text:span text:style-name="T2">Arvind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DVISING OF FOREFEITURE OF DEPOSIT ON PURCHASED VEHICLE UNLESS PAID IN FULL</dc:title>
    <meta:initial-creator>M. Steven Alizadeh</meta:initial-creator>
    <meta:creation-date>1998-11-26T07:32:00</meta:creation-date>
    <dc:creator>Arvind Gangaiya Kula</dc:creator>
    <dc:date>2020-05-20T13:18:22.628897396</dc:date>
    <meta:editing-cycles>2</meta:editing-cycles>
    <meta:generator>LibreOffice/6.3.4.2$Linux_X86_64 LibreOffice_project/60da17e045e08f1793c57c00ba83cdfce946d0aa</meta:generator>
    <meta:editing-duration>PT1M21S</meta:editing-duration>
    <meta:document-statistic meta:table-count="0" meta:image-count="0" meta:object-count="0" meta:page-count="1" meta:paragraph-count="14" meta:word-count="139" meta:character-count="812" meta:non-whitespace-character-count="686"/>
  </office:meta>
</office:document-meta>
</file>